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9000000A67E1B08D8CE26200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rebuchet MS1" svg:font-family="'Trebuchet MS'"/>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rebuchet MS2" svg:font-family="'Trebuchet MS'" style:font-family-generic="system" style:font-pitch="variable"/>
  </office:font-face-decls>
  <office:automatic-styles>
    <style:style style:name="P1" style:family="paragraph" style:parent-style-name="Standard">
      <style:text-properties fo:language="cs" fo:country="CZ" fo:font-weight="bold" officeooo:rsid="0038617d" officeooo:paragraph-rsid="0038617d" style:font-weight-asian="bold" style:font-weight-complex="bold"/>
    </style:style>
    <style:style style:name="P2" style:family="paragraph" style:parent-style-name="Standard">
      <style:text-properties fo:language="cs" fo:country="CZ" fo:font-weight="normal" officeooo:rsid="003b775c" officeooo:paragraph-rsid="003b775c" style:font-weight-asian="normal" style:font-weight-complex="normal"/>
    </style:style>
    <style:style style:name="P3" style:family="paragraph" style:parent-style-name="Standard">
      <style:text-properties fo:language="cs" fo:country="CZ" fo:font-weight="normal" officeooo:rsid="0041a45e" officeooo:paragraph-rsid="0041a45e" style:font-weight-asian="normal" style:font-weight-complex="normal"/>
    </style:style>
    <style:style style:name="P4" style:family="paragraph" style:parent-style-name="Standard">
      <style:text-properties fo:language="cs" fo:country="CZ" fo:font-weight="normal" officeooo:rsid="004485f2" officeooo:paragraph-rsid="004485f2" style:font-weight-asian="normal" style:font-weight-complex="normal"/>
    </style:style>
    <style:style style:name="P5" style:family="paragraph" style:parent-style-name="Standard">
      <style:text-properties fo:language="cs" fo:country="CZ" officeooo:rsid="0051b90c" officeooo:paragraph-rsid="0051b90c"/>
    </style:style>
    <style:style style:name="P6" style:family="paragraph" style:parent-style-name="Standard">
      <style:text-properties fo:language="cs" fo:country="CZ" officeooo:rsid="00588964" officeooo:paragraph-rsid="00588964"/>
    </style:style>
    <style:style style:name="P7" style:family="paragraph" style:parent-style-name="Standard">
      <style:text-properties fo:font-size="15pt" fo:language="cs" fo:country="CZ" fo:font-weight="bold" officeooo:rsid="00378b96" officeooo:paragraph-rsid="00378b96" style:font-size-asian="15pt" style:font-weight-asian="bold" style:font-size-complex="15pt" style:font-weight-complex="bold"/>
    </style:style>
    <style:style style:name="P8" style:family="paragraph" style:parent-style-name="Standard">
      <style:text-properties officeooo:paragraph-rsid="00465ff6"/>
    </style:style>
    <style:style style:name="P9" style:family="paragraph" style:parent-style-name="Standard">
      <style:text-properties officeooo:rsid="004c6bbe" officeooo:paragraph-rsid="004c6bbe"/>
    </style:style>
    <style:style style:name="P10" style:family="paragraph" style:parent-style-name="Heading_20_1">
      <style:text-properties fo:font-variant="normal" fo:text-transform="none" fo:color="#000000" style:text-line-through-style="none" style:text-line-through-type="none" style:font-name="Trebuchet MS1" fo:font-size="15.75pt" fo:language="cs" fo:country="CZ" fo:font-style="normal" style:text-underline-style="none" fo:font-weight="normal" officeooo:rsid="0038617d" officeooo:paragraph-rsid="0038617d" style:text-blinking="false" fo:background-color="transparent"/>
    </style:style>
    <style:style style:name="P11" style:family="paragraph" style:parent-style-name="Heading_20_1">
      <style:text-properties fo:font-variant="normal" fo:text-transform="none" fo:color="#000000" style:text-line-through-style="none" style:text-line-through-type="none" style:font-name="Trebuchet MS1" fo:font-size="15.75pt" fo:language="cs" fo:country="CZ" fo:font-style="normal" style:text-underline-style="none" fo:font-weight="normal" officeooo:rsid="005ba372" officeooo:paragraph-rsid="005ba372" style:text-blinking="false" fo:background-color="transparent"/>
    </style:style>
    <style:style style:name="P12" style:family="paragraph" style:parent-style-name="Text_20_body">
      <style:text-properties fo:language="cs" fo:country="CZ"/>
    </style:style>
    <style:style style:name="P13" style:family="paragraph" style:parent-style-name="Text_20_body">
      <style:text-properties fo:language="cs" fo:country="CZ" officeooo:rsid="0038617d" officeooo:paragraph-rsid="0038617d"/>
    </style:style>
    <style:style style:name="P14" style:family="paragraph" style:parent-style-name="Text_20_body">
      <style:text-properties fo:language="cs" fo:country="CZ" officeooo:rsid="0051b90c" officeooo:paragraph-rsid="0051b90c"/>
    </style:style>
    <style:style style:name="P15" style:family="paragraph" style:parent-style-name="Text_20_body">
      <style:text-properties fo:language="cs" fo:country="CZ" officeooo:rsid="00588964" officeooo:paragraph-rsid="00588964"/>
    </style:style>
    <style:style style:name="P16" style:family="paragraph" style:parent-style-name="Text_20_body">
      <style:text-properties fo:language="cs" fo:country="CZ" officeooo:rsid="005ba372" officeooo:paragraph-rsid="005ba372"/>
    </style:style>
    <style:style style:name="P17"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Trebuchet MS1" fo:font-size="21pt" fo:language="cs" fo:country="CZ" fo:font-style="normal" style:text-underline-style="none" fo:font-weight="normal" officeooo:paragraph-rsid="0010a5c7" style:text-blinking="false" fo:background-color="transparent" style:font-weight-asian="bold"/>
    </style:style>
    <style:style style:name="P18" style:family="paragraph" style:parent-style-name="Text_20_body">
      <style:paragraph-properties fo:margin-top="0cm" fo:margin-bottom="0.353cm" loext:contextual-spacing="false" fo:line-height="138%" style:writing-mode="lr-tb"/>
      <style:text-properties fo:font-variant="normal" fo:text-transform="none" fo:color="#666666" style:text-line-through-style="none" style:text-line-through-type="none" style:font-name="Trebuchet MS1" fo:font-size="12.75pt" fo:language="cs" fo:country="CZ" fo:font-style="italic" style:text-underline-style="none" fo:font-weight="normal" style:text-blinking="false" fo:background-color="transparent"/>
    </style:style>
    <style:style style:name="P19" style:family="paragraph" style:parent-style-name="Text_20_body">
      <style:paragraph-properties fo:margin-top="0cm" fo:margin-bottom="0.423cm" loext:contextual-spacing="false" fo:line-height="138%" style:writing-mode="lr-tb"/>
      <style:text-properties fo:language="cs" fo:country="CZ" fo:font-weight="normal"/>
    </style:style>
    <style:style style:name="P20" style:family="paragraph" style:parent-style-name="Text_20_body">
      <style:text-properties fo:language="cs" fo:country="CZ" officeooo:rsid="005ffcd1" officeooo:paragraph-rsid="005ffcd1"/>
    </style:style>
    <style:style style:name="P21" style:family="paragraph" style:parent-style-name="Text_20_body">
      <style:text-properties fo:language="cs" fo:country="CZ" officeooo:rsid="0061cb03" officeooo:paragraph-rsid="0061cb03"/>
    </style:style>
    <style:style style:name="P22" style:family="paragraph" style:parent-style-name="Text_20_body">
      <style:text-properties fo:language="cs" fo:country="CZ" officeooo:rsid="0060f702" officeooo:paragraph-rsid="0060f702"/>
    </style:style>
    <style:style style:name="P23" style:family="paragraph" style:parent-style-name="Text_20_body">
      <style:text-properties fo:language="cs" fo:country="CZ" officeooo:rsid="0068dc0d" officeooo:paragraph-rsid="0068dc0d"/>
    </style:style>
    <style:style style:name="P24" style:family="paragraph" style:parent-style-name="Heading_20_1">
      <style:text-properties fo:font-variant="normal" fo:text-transform="none" fo:color="#000000" style:text-line-through-style="none" style:text-line-through-type="none" style:font-name="Trebuchet MS1" fo:font-size="15.75pt" fo:language="cs" fo:country="CZ" fo:font-style="normal" style:text-underline-style="none" fo:font-weight="normal" officeooo:rsid="00658913" officeooo:paragraph-rsid="00658913" style:text-blinking="false" fo:background-color="transparent"/>
    </style:style>
    <style:style style:name="P25" style:family="paragraph" style:parent-style-name="Standard">
      <style:text-properties fo:language="cs" fo:country="CZ" officeooo:rsid="004a2e68" officeooo:paragraph-rsid="00465ff6"/>
    </style:style>
    <style:style style:name="P26" style:family="paragraph" style:parent-style-name="Standard">
      <style:text-properties fo:language="cs" fo:country="CZ" officeooo:rsid="005ffcd1" officeooo:paragraph-rsid="005ffcd1"/>
    </style:style>
    <style:style style:name="P27" style:family="paragraph" style:parent-style-name="Standard">
      <style:text-properties fo:language="cs" fo:country="CZ" officeooo:rsid="005ffcd1" officeooo:paragraph-rsid="0063a9a8"/>
    </style:style>
    <style:style style:name="P28" style:family="paragraph" style:parent-style-name="Standard">
      <style:text-properties fo:language="cs" fo:country="CZ" officeooo:rsid="005ffcd1" officeooo:paragraph-rsid="006899a1"/>
    </style:style>
    <style:style style:name="P29" style:family="paragraph" style:parent-style-name="Standard">
      <style:text-properties fo:language="cs" fo:country="CZ" officeooo:rsid="005ffcd1" officeooo:paragraph-rsid="006e7a22"/>
    </style:style>
    <style:style style:name="P30" style:family="paragraph" style:parent-style-name="Standard">
      <style:text-properties fo:language="cs" fo:country="CZ" officeooo:rsid="005ffcd1" officeooo:paragraph-rsid="006e809c"/>
    </style:style>
    <style:style style:name="P31" style:family="paragraph" style:parent-style-name="Standard">
      <style:text-properties fo:language="cs" fo:country="CZ" officeooo:rsid="0063b5e1" officeooo:paragraph-rsid="006899a1"/>
    </style:style>
    <style:style style:name="P32" style:family="paragraph" style:parent-style-name="Standard">
      <style:text-properties fo:language="cs" fo:country="CZ" officeooo:rsid="006408ed" officeooo:paragraph-rsid="006899a1"/>
    </style:style>
    <style:style style:name="P33" style:family="paragraph" style:parent-style-name="Standard">
      <style:text-properties fo:language="cs" fo:country="CZ" officeooo:rsid="0060f702" officeooo:paragraph-rsid="0060f702"/>
    </style:style>
    <style:style style:name="P34" style:family="paragraph" style:parent-style-name="Standard">
      <style:text-properties fo:language="cs" fo:country="CZ" officeooo:rsid="006e809c" officeooo:paragraph-rsid="006e809c"/>
    </style:style>
    <style:style style:name="T1" style:family="text">
      <style:text-properties fo:language="cs" fo:country="CZ"/>
    </style:style>
    <style:style style:name="T2" style:family="text">
      <style:text-properties fo:language="cs" fo:country="CZ" fo:font-weight="normal" officeooo:rsid="00465ff6" style:font-weight-asian="normal" style:font-weight-complex="normal"/>
    </style:style>
    <style:style style:name="T3" style:family="text">
      <style:text-properties fo:language="cs" fo:country="CZ" fo:font-weight="normal" officeooo:rsid="00484ad4" style:font-weight-asian="normal" style:font-weight-complex="normal"/>
    </style:style>
    <style:style style:name="T4" style:family="text">
      <style:text-properties fo:language="cs" fo:country="CZ" officeooo:rsid="00497abe"/>
    </style:style>
    <style:style style:name="T5" style:family="text">
      <style:text-properties fo:language="cs" fo:country="CZ" officeooo:rsid="004a2e68"/>
    </style:style>
    <style:style style:name="T6" style:family="text">
      <style:text-properties fo:language="cs" fo:country="CZ" officeooo:rsid="004d8981"/>
    </style:style>
    <style:style style:name="T7" style:family="text">
      <style:text-properties fo:language="cs" fo:country="CZ" officeooo:rsid="004ed18e"/>
    </style:style>
    <style:style style:name="T8" style:family="text">
      <style:text-properties fo:language="cs" fo:country="CZ" officeooo:rsid="004f4df9"/>
    </style:style>
    <style:style style:name="T9" style:family="text">
      <style:text-properties fo:font-variant="normal" fo:text-transform="none" fo:color="#000000" style:text-line-through-style="none" style:text-line-through-type="none" style:font-name="Arial1" fo:font-size="10.5pt" fo:font-style="italic"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font-name="Arial1" fo:font-size="10.5pt" fo:font-style="italic"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Arial1" fo:font-size="10.5pt" fo:font-style="normal"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font-name="Arial1" fo:font-size="10.5pt" fo:font-style="normal" style:text-underline-style="none" officeooo:rsid="00344687" style:text-blinking="false" fo:background-color="transparent" loext:char-shading-value="0"/>
    </style:style>
    <style:style style:name="T13" style:family="text">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font-name="Trebuchet MS1" fo:font-size="15.75pt" fo:font-style="normal"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font-name="Trebuchet MS1" fo:font-size="15.75pt" fo:font-style="normal"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style:font-name="Trebuchet MS1" fo:font-size="15.75pt" fo:font-style="normal" style:text-underline-style="none" fo:font-weight="normal" officeooo:rsid="0063a9a8" style:text-blinking="false" fo:background-color="transparent" loext:char-shading-value="0"/>
    </style:style>
    <style:style style:name="T17" style:family="text">
      <style:text-properties fo:font-variant="normal" fo:text-transform="none" fo:color="#000000" style:text-line-through-style="none" style:text-line-through-type="none" style:font-name="Trebuchet MS1" fo:font-size="15.75pt" fo:font-style="normal" style:text-underline-style="none" fo:font-weight="normal" officeooo:rsid="006e7a22" style:text-blinking="false" fo:background-color="transparent" loext:char-shading-value="0"/>
    </style:style>
    <style:style style:name="T18" style:family="text">
      <style:text-properties fo:font-variant="normal" fo:text-transform="none" fo:color="#000000" style:text-line-through-style="none" style:text-line-through-type="none" style:font-name="Trebuchet MS1" fo:font-size="15.75pt" fo:font-style="normal" style:text-underline-style="none" fo:font-weight="normal" officeooo:rsid="006e809c" style:text-blinking="false" fo:background-color="transparent" loext:char-shading-value="0"/>
    </style:style>
    <style:style style:name="T19" style:family="text">
      <style:text-properties fo:font-variant="normal" fo:text-transform="none" fo:color="#000000" style:text-line-through-style="none" style:text-line-through-type="none" style:font-name="Trebuchet MS1" fo:font-size="15.75pt" fo:language="cs" fo:country="CZ" fo:font-style="normal" style:text-underline-style="none" fo:font-weight="normal" officeooo:rsid="004a2e68" style:text-blinking="false" fo:background-color="transparent" loext:char-shading-value="0"/>
    </style:style>
    <style:style style:name="T20" style:family="text">
      <style:text-properties officeooo:rsid="003921d7"/>
    </style:style>
    <style:style style:name="T21" style:family="text">
      <style:text-properties officeooo:rsid="003c3dc7"/>
    </style:style>
    <style:style style:name="T22" style:family="text">
      <style:text-properties officeooo:rsid="00420322"/>
    </style:style>
    <style:style style:name="T23" style:family="text">
      <style:text-properties officeooo:rsid="00451f86"/>
    </style:style>
    <style:style style:name="T24" style:family="text">
      <style:text-properties officeooo:rsid="00538f58"/>
    </style:style>
    <style:style style:name="T25" style:family="text">
      <style:text-properties officeooo:rsid="0059d635"/>
    </style:style>
    <style:style style:name="T26" style:family="text">
      <style:text-properties officeooo:rsid="005d9909"/>
    </style:style>
    <style:style style:name="T27" style:family="text">
      <style:text-properties officeooo:rsid="0060b055"/>
    </style:style>
    <style:style style:name="T28" style:family="text">
      <style:text-properties officeooo:rsid="0068dc0d"/>
    </style:style>
    <style:style style:name="T29" style:family="text">
      <style:text-properties officeooo:rsid="0068fa3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docs-internal-guid-7dc37039-115e-52b7-2359-87c0fa5b63d2"/>Název projektu</text:p>
      <text:p text:style-name="P18">Projekt ITU, 2016Z</text:p>
      <text:p text:style-name="P19"><text:span text:style-name="T9">Číslo projektu</text:span><text:span text:style-name="T11">: </text:span><text:span text:style-name="T12">99</text:span></text:p>
      <text:p text:style-name="P19"><text:span text:style-name="T9">Číslo a název týmu</text:span><text:span text:style-name="T11">: </text:span><text:span text:style-name="T12">86,</text:span><text:span text:style-name="T11"> </text:span><text:span text:style-name="T12">xnahal01</text:span></text:p>
      <text:p text:style-name="P19"><text:span text:style-name="T9">Autor</text:span><text:span text:style-name="T11">: </text:span><text:span text:style-name="T12">Roman Nahálka (xnahal01)</text:span><text:span text:style-name="T11"> </text:span></text:p>
      <text:p text:style-name="P12"><text:span text:style-name="T10">Termín řešení</text:span><text:span text:style-name="T13">: 19. 9. - 19. 12. 2016</text:span> </text:p>
      <text:p text:style-name="P12"/>
      <text:p text:style-name="P7"><text:bookmark text:name="docs-internal-guid-7dc37039-117c-9568-4398-997838211a2f"/><text:span text:style-name="T15">Abstrakt</text:span> </text:p>
      <text:p text:style-name="P13">Cílem projektu je zjednodušit studentům domlouvání konzultačních schůzek s kantory. Studenti si momentálně musí domlouvat konzultační schůzky přes email nebo přijít za učitelem v <text:s/>jeho konzultačních hodinách, což častokrát vede k tomu, že v danou hodinu přijde k učitele několik studentů a na všechny tak nepřijde řada. Tento systém by měl tento problém vyřešit a pomoci tak studentům. <text:span text:style-name="T20">Přihlašování na konzultace bude probíhat obdobě jako ve WISu.</text:span></text:p>
      <text:p text:style-name="P13"/>
      <text:p text:style-name="P1"><text:bookmark text:name="docs-internal-guid-27b2bf32-117c-b703-f8b5-80c494cce6ad"/><text:span text:style-name="T15">Cílové požadavky na aplikaci a její rozhraní</text:span> </text:p>
      <text:p text:style-name="P2">Aplikace má umožnit studentům přihlašování na termíny vypsaných konzultací. Učitelé zase mají mít v systému možnost konzultace vytvářet, upravovat a odstraňovat. Aplikace by tedy měla sloužit učitelům a studentům zejména FIT VUT v Brně, ale systém by měl být přenositelný i na ostatní fakulty <text:span text:style-name="T21">či jiné vysoké školy. Aplikace by měla výrazné zjednodušit domlouvání konzultačních schůzek mezi studenty a učiteli. </text:span></text:p>
      <text:p text:style-name="P2"/>
      <text:p text:style-name="P2"><text:bookmark text:name="docs-internal-guid-7dc37039-1180-8b09-e95a-14f85eca321f"/><text:span text:style-name="T14">Studium cílové skupiny a případy použití</text:span> </text:p>
      <text:p text:style-name="P3">Cílovou skupinou jsou <text:span text:style-name="T22">zejména</text:span> studenti a učitele FIT VUT v Brně, <text:span text:style-name="T22">ale systém by měl být použitelný pro jakoukoliv fakultu či vysokou školu. Aplikaci budou učitelé používat k vypsání termínů konzultačních schůzek a studenti na přihlašování k těmto termínům.</text:span></text:p>
      <text:p text:style-name="P3"/>
      <text:p text:style-name="P3"><text:bookmark text:name="docs-internal-guid-4d01405f-1188-7d7b-2499-75d823f63059"/><text:span text:style-name="T14">Existující řešení</text:span> </text:p>
      <text:p text:style-name="P4">Byl jsem schopen najít pouze ne úplně funkční stránky, řešící tento projekt z minulých let. Řešení se nachází na stránce <text:a xlink:type="simple" xlink:href="http://konzultace.php5.cz/" text:style-name="Internet_20_link" text:visited-style-name="Visited_20_Internet_20_Link">http://konzultace.php5.cz/</text:a>. Žádné jiné řešení, alespoň podobného systému jsem bohužel nebyl schopen najít. <text:span text:style-name="T23">Bohužel se toho ze stávající funkčnosti nedá moc vyčíst.</text:span></text:p>
      <text:p text:style-name="P4"><text:soft-page-break/></text:p>
      <text:p text:style-name="P4"><text:bookmark text:name="docs-internal-guid-10626f50-118b-957a-a22c-baf57929650c"/><text:span text:style-name="T14">Návrh GUI</text:span> </text:p>
      <text:p text:style-name="P8"><text:span text:style-name="T2">Aplikace má nabízet jedn</text:span><text:span text:style-name="T3">o</text:span><text:span text:style-name="T2">duchý a přehledný systém pro domlouvání konzultačních schůzek. </text:span><text:span text:style-name="T1">Student by měl vidět seznam učitelem vypsaných termínů na konzultace. Měl by být možnost se na daný termín přihlásit popř. Vidět, jestli není daný termín obsazený. Učitel by měl možnost tyto termíny vypisovat, zapisovat jejich kapacitu </text:span><text:span text:style-name="T4">a další informace. </text:span><text:span text:style-name="T5">Pro přístup do aplikace se musí uživatel přihlásit do systému </text:span><text:span text:style-name="T1"><text:s/></text:span><text:span text:style-name="T5">a podle toho jestli se bude jednat o učitele či studenta bude moci s aplikací dále pracovat. </text:span></text:p>
      <text:p text:style-name="P25"/>
      <text:p text:style-name="P8"><text:bookmark text:name="docs-internal-guid-7dc37039-118e-33ff-a3aa-c08d1835ee0b"/><text:span text:style-name="T19">Návrh a implementace back-endu</text:span><text:span text:style-name="T5"> </text:span></text:p>
      <text:p text:style-name="P9"><text:span text:style-name="T5">S</text:span><text:span text:style-name="T1">ystém bude vytvořen na serveru a bude se k němu přistupovat p</text:span><text:span text:style-name="T6">řes webové stránky. </text:span><text:span text:style-name="T7">K realizaci back-endu budou využity technologie PHP a MySQL. </text:span><text:span text:style-name="T8">V PHP bude implementována hlavní funkčnost systému a bude uživateli zobrazovat informace z databáze. V MySQL databázi budou uloženy studenti, vypsané konzultace a informace o přihlášených studentech na jednotlivé konzultace. </text:span><text:span text:style-name="T1"><text:s/></text:span></text:p>
      <text:p text:style-name="P10"><text:bookmark text:name="docs-internal-guid-7dc37039-1191-fd50-a4a5-7195856c92fb"/>Návrh uživatelských testů</text:p>
      <text:p text:style-name="P14">Nejlepší způsob testování je nahrání systému na web, např. Využít školní server a nahrát web tam a poté poslat odkaz na stránky test<text:span text:style-name="T24">ovacím subjektům</text:span>. <text:span text:style-name="T24">Dále by bylo vhodné udělat dotazník, který po skončení práce se systém testovací subjekt vyplní a já tak získám zpětnou vazbu o systému. Systém by měli testovat studenti vysokých škol, nejlépe studenti naší fakulty. Dále by bylo také dobré vytvořit seznam úkolů, které mají testovací subjekty při práci se systémem vykonat. </text:span></text:p>
      <text:p text:style-name="P14"/>
      <text:p text:style-name="P5"><text:bookmark text:name="docs-internal-guid-7dc37039-119a-632b-bfd0-1b6718fc81ca"/><text:span text:style-name="T15">Nástroje pro tvorbu GUI</text:span> </text:p>
      <text:p text:style-name="P15">Vzhledem k tomu, že se jedná o webovou aplikace je rozumné pro tvorbu GUI využít HTML a CSS. <text:span text:style-name="T25">Výhodou technologie je, že se uživatel dostane do systému prakticky odkudkoliv a z jakéhokoliv zařízení, stačí mít pouze připojení k internetu. </text:span></text:p>
      <text:p text:style-name="P15"/>
      <text:p text:style-name="P6"><text:bookmark text:name="docs-internal-guid-8389e9f0-119c-73fa-80f7-8cb7f0d123d4"/><text:span text:style-name="T15">Programování GUI</text:span> </text:p>
      <text:p text:style-name="P16">GUI tvoří HTML elementy, které jsou nastylovány pomocí CSS. <text:span text:style-name="T26">Web obsahuje přihlašovací stránku, zobrazování zapsaných konzultací, zobrazovaní vypsaných termínů konzultací a formulář pro vytváření konzultací, kam mají přístup pouze učitelé.</text:span></text:p>
      <text:p text:style-name="P11"><text:soft-page-break/></text:p>
      <text:p text:style-name="P11"><text:bookmark text:name="docs-internal-guid-7dc37039-119e-b14f-2e8f-2ac940ab1435"/>Uživatelské testy</text:p>
      <text:p text:style-name="P20">Testování probíhalo na několika mých kamarádech. <text:span text:style-name="T27">Některé z nich jsem při práci se systémem pozoroval, jiní mi poslali zpětnou vazbu přes internet a já tak reagoval na to co změnit, aby byla aplikace přehlednější a dostupnější.</text:span></text:p>
      <text:p text:style-name="P20"/>
      <text:p text:style-name="P24"><text:bookmark text:name="docs-internal-guid-56a3352a-1297-ee7a-b26a-53ccec28caa3"/>Výsledky a závěr</text:p>
      <text:p text:style-name="P23">Z testů se mi podařilo vyhodnotit, že nikdo neměl při práci se systémem nějaký problém. Jen jsem dostal připomínku na to, že při vytváření šlo do polí všude zadat cokoliv, což by v případě času samozřejmě nedávalo smysl. <text:span text:style-name="T29">Formulář pro vytváření konzultací jsme tedy musel patřičně upravit. Dále jsem od jednoho kamaráda dostal připomínky na vzhled, který jsem poté trošku upravoval do nynější podoby. Systém lze tedy považovat za jednoduchý ulehčující práci studentům při domlouvání konzultací.</text:span></text:p>
      <text:p text:style-name="P27"/>
      <text:p text:style-name="P26"><text:bookmark text:name="docs-internal-guid-7dc37039-11a1-423b-be8a-8f935feb19d8"/><text:span text:style-name="T15">Týmová spolupráce</text:span> </text:p>
      <text:p text:style-name="P22">Pracoval jsem sám</text:p>
      <text:p text:style-name="P33"><text:bookmark text:name="docs-internal-guid-7dc37039-11a1-6943-37a6-7f06a9191f8a"/><text:span text:style-name="T15">Závěr</text:span> </text:p>
      <text:p text:style-name="P21">Nakonec se mi systém podařilo zprovoznit. Systém bohužel není dokonalý a ani nejhezčí. Jedná se o jednoduchý a přehledný systém, který zjednodušuje studentům domlouvání konzultačních schůzek.</text:p>
      <text:p text:style-name="P28"><text:span text:style-name="T15">T</text:span><text:span text:style-name="T16">estovací protokol</text:span> </text:p>
      <text:p text:style-name="P31">1. Přihlašte se do systému jako student a následně se přihlašte na konzultaci a poté se odhlašte.</text:p>
      <text:p text:style-name="P32">2. Teď se přihlašte do systému jako učitel. Vytvořte konzultaci a zkuste ji upravit. Popř. Můžete zkusit konzultaci odstranit, ale nechte v systému jednu konzultaci vytvořenou.</text:p>
      <text:p text:style-name="P32">3. Opět se odhlašte a přihlaste se jako student a přihlašte se na vámi vytvořenou konzultaci. Nyní se přihlaště jako učitel, se kterým jste danou konzultaci vytvořil a vypište si seznam přihlášených studentů.</text:p>
      <text:p text:style-name="P32">Každý krok prosím ohodnoťte na základě složitosti úkonu a na závěř ještě ohodnoťte vzhled aplikace, <text:span text:style-name="T28">popř. mi napište vaše připomínky.</text:span></text:p>
      <text:p text:style-name="P29"/>
      <text:p text:style-name="P29"/>
      <text:p text:style-name="P30"><text:soft-page-break/><text:span text:style-name="T18">ER Diagram</text:span> </text:p>
      <text:p text:style-name="P34"><draw:frame draw:style-name="fr1" draw:name="Obrázek1" text:anchor-type="paragraph" svg:width="13.361cm" svg:height="4.392cm" draw:z-index="0"><draw:image xlink:href="Pictures/10000201000001F9000000A67E1B08D8CE26200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rebuchet MS1" svg:font-family="'Trebuchet MS'"/>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rebuchet MS2"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423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cm" loext:contextual-spacing="false" fo:line-height="115%" fo:keep-together="always" fo:keep-with-next="always"/>
      <style:text-properties fo:color="#000000" style:font-name="Trebuchet MS" fo:font-family="'Trebuchet MS'" style:font-family-generic="roman" style:font-pitch="variable" fo:font-size="16pt" fo:font-weight="normal" style:font-name-asian="Trebuchet MS2" style:font-family-asian="'Trebuchet MS'" style:font-family-generic-asian="system" style:font-pitch-asian="variable" style:font-size-asian="16pt" style:font-weight-asian="normal" style:font-name-complex="Trebuchet MS2"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353cm" fo:margin-bottom="0cm" loext:contextual-spacing="false" fo:line-height="115%" fo:keep-together="always" fo:keep-with-next="always"/>
      <style:text-properties fo:color="#000000" style:font-name="Trebuchet MS" fo:font-family="'Trebuchet MS'" style:font-family-generic="roman" style:font-pitch="variable" fo:font-size="13pt" fo:font-weight="bold" style:font-name-asian="Trebuchet MS2" style:font-family-asian="'Trebuchet MS'" style:font-family-generic-asian="system" style:font-pitch-asian="variable" style:font-size-asian="13pt" style:font-weight-asian="bold" style:font-name-complex="Trebuchet MS2"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282cm" fo:margin-bottom="0cm" loext:contextual-spacing="false" fo:line-height="115%" fo:keep-together="always" fo:keep-with-next="always"/>
      <style:text-properties fo:color="#666666" style:font-name="Trebuchet MS" fo:font-family="'Trebuchet MS'" style:font-family-generic="roman" style:font-pitch="variable" fo:font-size="12pt" fo:font-weight="bold" style:font-name-asian="Trebuchet MS2" style:font-family-asian="'Trebuchet MS'" style:font-family-generic-asian="system" style:font-pitch-asian="variable" style:font-size-asian="12pt" style:font-weight-asian="bold" style:font-name-complex="Trebuchet MS2"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282cm" fo:margin-bottom="0cm" loext:contextual-spacing="false" fo:line-height="115%"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fo:font-weight="normal" style:font-name-asian="Trebuchet MS2" style:font-family-asian="'Trebuchet MS'" style:font-family-generic-asian="system" style:font-pitch-asian="variable" style:font-size-asian="11pt" style:font-weight-asian="normal" style:font-name-complex="Trebuchet MS2"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false" fo:line-height="115%" fo:keep-together="always" fo:keep-with-next="always"/>
      <style:text-properties fo:color="#666666" style:font-name="Trebuchet MS" fo:font-family="'Trebuchet MS'" style:font-family-generic="roman" style:font-pitch="variable" fo:font-size="11pt" fo:font-weight="normal" style:font-name-asian="Trebuchet MS2" style:font-family-asian="'Trebuchet MS'" style:font-family-generic-asian="system" style:font-pitch-asian="variable" style:font-size-asian="11pt" style:font-weight-asian="normal" style:font-name-complex="Trebuchet MS2"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false" fo:line-height="115%" fo:keep-together="always" fo:keep-with-next="always"/>
      <style:text-properties fo:color="#666666" style:font-name="Trebuchet MS" fo:font-family="'Trebuchet MS'" style:font-family-generic="roman" style:font-pitch="variable" fo:font-size="11pt" fo:font-style="italic" fo:font-weight="normal" style:font-name-asian="Trebuchet MS2" style:font-family-asian="'Trebuchet MS'" style:font-family-generic-asian="system" style:font-pitch-asian="variable" style:font-size-asian="11pt" style:font-style-asian="italic" style:font-weight-asian="normal" style:font-name-complex="Trebuchet MS2"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cm" loext:contextual-spacing="false" fo:line-height="115%" fo:keep-together="always" fo:keep-with-next="always"/>
      <style:text-properties fo:color="#000000" style:font-name="Trebuchet MS" fo:font-family="'Trebuchet MS'" style:font-family-generic="roman" style:font-pitch="variable" fo:font-size="21pt" fo:font-weight="normal" style:font-name-asian="Trebuchet MS2" style:font-family-asian="'Trebuchet MS'" style:font-family-generic-asian="system" style:font-pitch-asian="variable" style:font-size-asian="21pt" style:font-weight-asian="normal" style:font-name-complex="Trebuchet MS2"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cm" fo:margin-bottom="0.353cm" loext:contextual-spacing="false" fo:line-height="115%" fo:keep-together="always" fo:keep-with-next="always"/>
      <style:text-properties fo:color="#666666" style:font-name="Trebuchet MS" fo:font-family="'Trebuchet MS'" style:font-family-generic="roman" style:font-pitch="variable" fo:font-size="13pt" fo:font-style="italic" fo:font-weight="normal" style:font-name-asian="Trebuchet MS2" style:font-family-asian="'Trebuchet MS'" style:font-family-generic-asian="system" style:font-pitch-asian="variable" style:font-size-asian="13pt" style:font-style-asian="italic" style:font-weight-asian="normal" style:font-name-complex="Trebuchet MS2" style:font-family-complex="'Trebuchet MS'" style:font-family-generic-complex="system" style:font-pitch-complex="variable" style:font-size-complex="13pt"/>
    </style:style>
    <style:style style:name="ListLabel_20_1" style:display-name="ListLabel 1" style:family="text">
      <style:text-properties fo:font-size="11pt"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1.905cm" fo:margin-left="1.27cm"/>
        </style:list-level-properties>
        <style:text-properties fo:font-family="Arial" style:font-family-generic="swiss"/>
      </text:list-level-style-bullet>
      <text:list-level-style-bullet text:level="2" text:style-name="ListLabel_20_2" style:num-suffix="○" text:bullet-char="○">
        <style:list-level-properties text:list-level-position-and-space-mode="label-alignment">
          <style:list-level-label-alignment text:label-followed-by="listtab" fo:text-indent="4.445cm" fo:margin-left="2.54cm"/>
        </style:list-level-properties>
        <style:text-properties fo:font-family="Arial" style:font-family-generic="swiss"/>
      </text:list-level-style-bullet>
      <text:list-level-style-bullet text:level="3" text:style-name="ListLabel_20_3" style:num-suffix="■" text:bullet-char="■">
        <style:list-level-properties text:list-level-position-and-space-mode="label-alignment">
          <style:list-level-label-alignment text:label-followed-by="listtab" fo:text-indent="6.985cm" fo:margin-left="3.81cm"/>
        </style:list-level-properties>
        <style:text-properties fo:font-family="Arial" style:font-family-generic="swiss"/>
      </text:list-level-style-bullet>
      <text:list-level-style-bullet text:level="4" text:style-name="ListLabel_20_4" style:num-suffix="●" text:bullet-char="●">
        <style:list-level-properties text:list-level-position-and-space-mode="label-alignment">
          <style:list-level-label-alignment text:label-followed-by="listtab" fo:text-indent="9.525cm" fo:margin-left="5.08cm"/>
        </style:list-level-properties>
        <style:text-properties fo:font-family="Arial" style:font-family-generic="swiss"/>
      </text:list-level-style-bullet>
      <text:list-level-style-bullet text:level="5" text:style-name="ListLabel_20_5" style:num-suffix="○" text:bullet-char="○">
        <style:list-level-properties text:list-level-position-and-space-mode="label-alignment">
          <style:list-level-label-alignment text:label-followed-by="listtab" fo:text-indent="12.065cm" fo:margin-left="6.35cm"/>
        </style:list-level-properties>
        <style:text-properties fo:font-family="Arial" style:font-family-generic="swiss"/>
      </text:list-level-style-bullet>
      <text:list-level-style-bullet text:level="6" text:style-name="ListLabel_20_6" style:num-suffix="■" text:bullet-char="■">
        <style:list-level-properties text:list-level-position-and-space-mode="label-alignment">
          <style:list-level-label-alignment text:label-followed-by="listtab" fo:text-indent="14.605cm" fo:margin-left="7.62cm"/>
        </style:list-level-properties>
        <style:text-properties fo:font-family="Arial" style:font-family-generic="swiss"/>
      </text:list-level-style-bullet>
      <text:list-level-style-bullet text:level="7" text:style-name="ListLabel_20_7" style:num-suffix="●" text:bullet-char="●">
        <style:list-level-properties text:list-level-position-and-space-mode="label-alignment">
          <style:list-level-label-alignment text:label-followed-by="listtab" fo:text-indent="17.145cm" fo:margin-left="8.89cm"/>
        </style:list-level-properties>
        <style:text-properties fo:font-family="Arial" style:font-family-generic="swiss"/>
      </text:list-level-style-bullet>
      <text:list-level-style-bullet text:level="8" text:style-name="ListLabel_20_8" style:num-suffix="○" text:bullet-char="○">
        <style:list-level-properties text:list-level-position-and-space-mode="label-alignment">
          <style:list-level-label-alignment text:label-followed-by="listtab" fo:text-indent="19.685cm" fo:margin-left="10.16cm"/>
        </style:list-level-properties>
        <style:text-properties fo:font-family="Arial" style:font-family-generic="swiss"/>
      </text:list-level-style-bullet>
      <text:list-level-style-bullet text:level="9" text:style-name="ListLabel_20_9" style:num-suffix="■" text:bullet-char="■">
        <style:list-level-properties text:list-level-position-and-space-mode="label-alignment">
          <style:list-level-label-alignment text:label-followed-by="listtab" fo:text-indent="22.22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dc:date>2016-12-18T16:57:25.500000000</dc:date>
    <meta:editing-duration>PT3H6M25S</meta:editing-duration>
    <meta:editing-cycles>104</meta:editing-cycles>
    <meta:document-statistic meta:table-count="0" meta:image-count="1" meta:object-count="0" meta:page-count="4" meta:paragraph-count="38" meta:word-count="787" meta:character-count="5212" meta:non-whitespace-character-count="4441"/>
  </office:meta>
</office:document-meta>
</file>